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a765" officeooo:paragraph-rsid="001ea765"/>
    </style:style>
    <style:style style:name="P2" style:family="paragraph" style:parent-style-name="Standard">
      <style:text-properties officeooo:rsid="001fe0a6" officeooo:paragraph-rsid="001fe0a6"/>
    </style:style>
    <style:style style:name="P3" style:family="paragraph" style:parent-style-name="Standard">
      <style:text-properties officeooo:rsid="002034fd" officeooo:paragraph-rsid="002034fd"/>
    </style:style>
    <style:style style:name="T1" style:family="text">
      <style:text-properties officeooo:rsid="001fe0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SPLAY:FLEX <text:span text:style-name="T1">= </text:span>é uma propriedade que define um elemento como um contêiner flexível, permitindo que seus itens sejam organizados de forma dinâmica dentro dele.</text:p>
      <text:p text:style-name="P1"/>
      <text:p text:style-name="P2">ALIGN-ITEMS = uma propriedade em CSS que determina como os itens flexíveis são alinhados no eixo transversal (ou eixo perpendicular) do contêiner flexível. Ela afeta o alinhamento dos itens dentro de um contêiner flexível ao longo do eixo que é perpendicular ao eixo principal do layout flexível.</text:p>
      <text:p text:style-name="P2"/>
      <text:p text:style-name="P2">PADDING = é um termo usado em design e desenvolvimento web, especialmente em CSS, para se referir ao espaço entre o conteúdo de um elemento e suas bordas.</text:p>
      <text:p text:style-name="P2"/>
      <text:p text:style-name="P2">PX=SIGNIFICA “pixels”</text:p>
      <text:p text:style-name="P2"/>
      <text:p text:style-name="P2"/>
      <text:p text:style-name="P2">MARGIN = é uma propriedade em CSS que define o espaço entre os limites externos de um elemento e os elementos circundantes. Em outras palavras, é o espaço em branco entre o elemento selecionado e os elementos ao seu redor.</text:p>
      <text:p text:style-name="P2"><text:line-break/><text:line-break/>FLEX-DIRECTON = <text:s/>É uma propriedade em CSS que define a direção principal dos itens dentro de um contêiner flexível. Ela determina em qual direção os itens flexíveis são posicionados no contêiner flexível.</text:p>
      <text:p text:style-name="P2"/>
      <text:p text:style-name="P2"/>
      <text:p text:style-name="P2">MIN-HEIGHT = é uma propriedade em CSS que define a altura mínima que um elemento pode ter. Ela garante que o elemento tenha pelo menos essa altura, mas pode crescer além desse limite se o conteúdo dentro dele o exigir.</text:p>
      <text:p text:style-name="P2"/>
      <text:p text:style-name="P2"/>
      <text:p text:style-name="P3">NAV UL = é um seletor em CSS que se refere a uma lista não ordenada (ul) dentro de um elemento de navegação (nav). Especificamente, ele visa estilizar as listas não ordenadas que estão dentro de um elemento &lt;nav&gt; em um documento HTML.</text:p>
      <text:p text:style-name="P3"/>
      <text:p text:style-name="P3"/>
      <text:p text:style-name="P3"/>
      <text:p text:style-name="P3">NAV UL LI = é um seletor em CSS que se refere aos itens de lista (li) dentro de uma lista não ordenada (ul) que está dentro de um elemento de navegação (nav). Especificamente, ele visa estilizar os itens de lista que estão dentro de uma lista de navegação em um documento HTML.</text:p>
      <text:p text:style-name="P3"/>
      <text:p text:style-name="P3"/>
      <text:p text:style-name="P3">NAV UL LI A = é um seletor em CSS que se refere aos links (&lt;a&gt;) dentro dos itens de lista (&lt;li&gt;) de uma lista não ordenada (&lt;ul&gt;) que está dentro de um elemento de navegação (&lt;nav&gt;). Especificamente, ele visa estilizar os links de navegação dentro de uma lista de navegação em um documento HTML.</text:p>
      <text:p text:style-name="P3"/>
      <text:p text:style-name="P3"/>
      <text:p text:style-name="P3">VH = representa a porcentagem da altura da janela de visualização </text:p>
      <text:p text:style-name="P3"/>
      <text:p text:style-name="P3"/>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9T08:35:54.999643099</meta:creation-date>
    <dc:date>2024-04-29T09:02:07.930505483</dc:date>
    <meta:editing-duration>PT5M22S</meta:editing-duration>
    <meta:editing-cycles>1</meta:editing-cycles>
    <meta:document-statistic meta:table-count="0" meta:image-count="0" meta:object-count="0" meta:page-count="1" meta:paragraph-count="11" meta:word-count="375" meta:character-count="2147" meta:non-whitespace-character-count="1779"/>
    <meta:generator>LibreOffice/6.4.7.2$Linux_X86_64 LibreOffice_project/40$Build-2</meta:generator>
  </office:meta>
</office:document-meta>
</file>